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{ useState } from 'react';</text:p>
      <text:p text:style-name="P1">import { VehicleForm } from './components/VehicleForm';</text:p>
      <text:p text:style-name="P1">import { ChatInterface } from './components/ChatInterface';</text:p>
      <text:p text:style-name="P1">import { HistorySidebar } from './components/HistorySidebar';</text:p>
      <text:p text:style-name="P1">import type { VehicleData, DiagnosisSession } from './types/vehicle';</text:p>
      <text:p text:style-name="P1">import './App.css';</text:p>
      <text:p text:style-name="P1"/>
      <text:p text:style-name="P1">function App() {</text:p>
      <text:p text:style-name="P1"><text:s text:c="2"/>const [currentView, setCurrentView] = useState&lt;'form' | 'chat'&gt;('form');</text:p>
      <text:p text:style-name="P1"><text:s text:c="2"/>const [currentVehicle, setCurrentVehicle] = useState&lt;VehicleData | null&gt;(null);</text:p>
      <text:p text:style-name="P1"><text:s text:c="2"/>const [sessions, setSessions] = useState&lt;DiagnosisSession[]&gt;([]);</text:p>
      <text:p text:style-name="P1"><text:s text:c="2"/>const [sidebarOpen, setSidebarOpen] = useState(false);</text:p>
      <text:p text:style-name="P1"/>
      <text:p text:style-name="P1"><text:s text:c="2"/>const handleVehicleSubmit = (data: VehicleData) =&gt; {</text:p>
      <text:p text:style-name="P1"><text:s text:c="4"/>setCurrentVehicle(data);</text:p>
      <text:p text:style-name="P1"><text:s text:c="4"/></text:p>
      <text:p text:style-name="P1"><text:s text:c="4"/>const newSession: DiagnosisSession = {</text:p>
      <text:p text:style-name="P1"><text:s text:c="6"/>id: Date.now().toString(),</text:p>
      <text:p text:style-name="P1"><text:s text:c="6"/>vehicle: data,</text:p>
      <text:p text:style-name="P1"><text:s text:c="6"/>messages: [],</text:p>
      <text:p text:style-name="P1"><text:s text:c="6"/>createdAt: new Date(),</text:p>
      <text:p text:style-name="P1"><text:s text:c="6"/>status: 'active',</text:p>
      <text:p text:style-name="P1"><text:s text:c="4"/>};</text:p>
      <text:p text:style-name="P1"><text:s text:c="4"/></text:p>
      <text:p text:style-name="P1"><text:s text:c="4"/>setSessions(prev =&gt; [newSession, ...prev]);</text:p>
      <text:p text:style-name="P1"><text:s text:c="4"/>setCurrentView('chat');</text:p>
      <text:p text:style-name="P1"><text:s text:c="2"/>};</text:p>
      <text:p text:style-name="P1"/>
      <text:p text:style-name="P1"><text:s text:c="2"/>const handleBackToForm = () =&gt; {</text:p>
      <text:p text:style-name="P1"><text:s text:c="4"/>setCurrentView('form');</text:p>
      <text:p text:style-name="P1"><text:s text:c="4"/>setCurrentVehicle(null);</text:p>
      <text:p text:style-name="P1"><text:s text:c="2"/>};</text:p>
      <text:p text:style-name="P1"/>
      <text:p text:style-name="P1"><text:s text:c="2"/>const handleNewSession = () =&gt; {</text:p>
      <text:p text:style-name="P1"><text:s text:c="4"/>setCurrentView('form');</text:p>
      <text:p text:style-name="P1"><text:s text:c="4"/>setCurrentVehicle(null);</text:p>
      <text:p text:style-name="P1"><text:s text:c="2"/>};</text:p>
      <text:p text:style-name="P1"/>
      <text:p text:style-name="P1"><text:s text:c="2"/>const handleSelectSession = (session: DiagnosisSession) =&gt; {</text:p>
      <text:p text:style-name="P1"><text:s text:c="4"/>setCurrentVehicle(session.vehicle);</text:p>
      <text:p text:style-name="P1"><text:s text:c="4"/>setCurrentView('chat');</text:p>
      <text:p text:style-name="P1"><text:s text:c="4"/>setSidebarOpen(false);</text:p>
      <text:p text:style-name="P1"><text:s text:c="2"/>};</text:p>
      <text:p text:style-name="P1"/>
      <text:p text:style-name="P1"><text:s text:c="2"/>return (</text:p>
      <text:p text:style-name="P1"><text:s text:c="4"/>&lt;div className="min-h-screen bg-slate-50 dark:bg-slate-900"&gt;</text:p>
      <text:p text:style-name="P1"><text:s text:c="6"/>{/* Desktop Sidebar */}</text:p>
      <text:p text:style-name="P1"><text:s text:c="6"/>&lt;div className="hidden lg:block fixed left-0 top-0 h-full w-72 bg-white dark:bg-slate-800 border-r border-slate-200 dark:border-slate-700 z-20"&gt;</text:p>
      <text:p text:style-name="P1"><text:s text:c="8"/>&lt;HistorySidebar </text:p>
      <text:p text:style-name="P1"><text:s text:c="10"/>sessions={sessions} </text:p>
      <text:p text:style-name="P1"><text:s text:c="10"/>onSelectSession={handleSelectSession}</text:p>
      <text:p text:style-name="P1"><text:s text:c="10"/>onNewSession={handleNewSession}</text:p>
      <text:p text:style-name="P1"><text:s text:c="8"/>/&gt;</text:p>
      <text:p text:style-name="P1"><text:s text:c="6"/>&lt;/div&gt;</text:p>
      <text:p text:style-name="P1"/>
      <text:p text:style-name="P1"><text:s text:c="6"/>{/* Mobile Sidebar Drawer */}</text:p>
      <text:p text:style-name="P1"><text:s text:c="6"/>{sidebarOpen &amp;&amp; (</text:p>
      <text:p text:style-name="P1"><text:s text:c="8"/>&lt;div className="lg:hidden fixed inset-0 z-50"&gt;</text:p>
      <text:p text:style-name="P1"><text:s text:c="10"/>&lt;div </text:p>
      <text:p text:style-name="P1"><text:s text:c="12"/>className="absolute inset-0 bg-black/50" </text:p>
      <text:p text:style-name="P1"><text:s text:c="12"/>onClick={() =&gt; setSidebarOpen(false)}</text:p>
      <text:p text:style-name="P1"><text:s text:c="10"/>/&gt;</text:p>
      <text:p text:style-name="P1"><text:s text:c="10"/>&lt;div className="absolute left-0 top-0 h-full w-72 bg-white dark:bg-slate-800 shadow-xl"&gt;</text:p>
      <text:p text:style-name="P1"><text:s text:c="12"/>&lt;HistorySidebar </text:p>
      <text:p text:style-name="P1"><text:s text:c="14"/>sessions={sessions} </text:p>
      <text:p text:style-name="P1"><text:s text:c="14"/>onSelectSession={handleSelectSession}</text:p>
      <text:p text:style-name="P1"><text:s text:c="14"/>onNewSession={handleNewSession}</text:p>
      <text:p text:style-name="P1"><text:s text:c="12"/>/&gt;</text:p>
      <text:p text:style-name="P1"><text:s text:c="10"/>&lt;/div&gt;</text:p>
      <text:p text:style-name="P1"><text:s text:c="8"/>&lt;/div&gt;</text:p>
      <text:p text:style-name="P1"><text:s text:c="6"/>)}</text:p>
      <text:p text:style-name="P1"/>
      <text:p text:style-name="P1"><text:s text:c="6"/>{/* Main Content */}</text:p>
      <text:p text:style-name="P1"><text:s text:c="6"/>&lt;div className="lg:ml-72 min-h-screen"&gt;</text:p>
      <text:p text:style-name="P1"><text:s text:c="8"/>{currentView === 'form' &amp;&amp; (</text:p>
      <text:p text:style-name="P1"><text:s text:c="10"/>&lt;nav className="flex items-center justify-between px-4 py-4 lg:px-8"&gt;</text:p>
      <text:p text:style-name="P1"><text:s text:c="12"/>&lt;div className="flex items-center gap-3"&gt;</text:p>
      <text:p text:style-name="P1"><text:s text:c="14"/>&lt;button </text:p>
      <text:p text:style-name="P1"><text:s text:c="16"/>className="lg:hidden p-2"</text:p>
      <text:p text:style-name="P1"><text:s text:c="16"/>onClick={() =&gt; setSidebarOpen(true)}</text:p>
      <text:p text:style-name="P1"><text:s text:c="14"/>&gt;</text:p>
      <text:p text:style-name="P1"><text:s text:c="16"/>☰</text:p>
      <text:p text:style-name="P1"><text:s text:c="14"/>&lt;/button&gt;</text:p>
      <text:p text:style-name="P1"><text:s text:c="14"/>&lt;div className="flex items-center gap-2"&gt;</text:p>
      <text:p text:style-name="P1"><text:s text:c="16"/>&lt;div className="w-10 h-10 bg-gradient-to-br from-blue-500 to-indigo-600 rounded-xl flex items-center justify-center"&gt;</text:p>
      <text:p text:style-name="P1"><text:s text:c="18"/>&lt;span className="text-white font-bold text-lg"&gt;M&lt;/span&gt;</text:p>
      <text:p text:style-name="P1"><text:s text:c="16"/>&lt;/div&gt;</text:p>
      <text:p text:style-name="P1"><text:s text:c="16"/>&lt;h1 className="text-xl font-bold text-slate-900 dark:text-white"&gt;MechaIA&lt;/h1&gt;</text:p>
      <text:p text:style-name="P1"><text:s text:c="14"/>&lt;/div&gt;</text:p>
      <text:p text:style-name="P1"><text:s text:c="12"/>&lt;/div&gt;</text:p>
      <text:p text:style-name="P1"><text:s text:c="12"/>&lt;button </text:p>
      <text:p text:style-name="P1"><text:s text:c="14"/>onClick={handleNewSession}</text:p>
      <text:p text:style-name="P1"><text:s text:c="14"/>className="px-4 py-2 bg-gradient-to-r from-blue-600 to-indigo-600 text-white rounded-xl"</text:p>
      <text:p text:style-name="P1"><text:s text:c="12"/>&gt;</text:p>
      <text:p text:style-name="P1"><text:s text:c="14"/>+ Nuevo</text:p>
      <text:p text:style-name="P1"><text:s text:c="12"/>&lt;/button&gt;</text:p>
      <text:p text:style-name="P1"><text:s text:c="10"/>&lt;/nav&gt;</text:p>
      <text:p text:style-name="P1"><text:s text:c="8"/>)}</text:p>
      <text:p text:style-name="P1"/>
      <text:p text:style-name="P1"><text:s text:c="8"/>&lt;main className="px-4 pb-8 lg:px-8"&gt;</text:p>
      <text:p text:style-name="P1"><text:s text:c="10"/>{currentView === 'form' ? (</text:p>
      <text:p text:style-name="P1"><text:s text:c="12"/>&lt;div className="pt-8"&gt;</text:p>
      <text:p text:style-name="P1"><text:s text:c="14"/>&lt;VehicleForm onSubmit={handleVehicleSubmit} /&gt;</text:p>
      <text:p text:style-name="P1"><text:s text:c="12"/>&lt;/div&gt;</text:p>
      <text:p text:style-name="P1"><text:s text:c="10"/>) : currentVehicle ? (</text:p>
      <text:p text:style-name="P1"><text:s text:c="12"/>&lt;ChatInterface </text:p>
      <text:p text:style-name="P1"><text:s text:c="14"/>vehicle={currentVehicle} </text:p>
      <text:p text:style-name="P1"><text:s text:c="14"/>onBack={handleBackToForm}</text:p>
      <text:p text:style-name="P1"><text:s text:c="12"/>/&gt;</text:p>
      <text:p text:style-name="P1"><text:s text:c="10"/>) : null}</text:p>
      <text:p text:style-name="P1"><text:s text:c="8"/>&lt;/main&gt;</text:p>
      <text:p text:style-name="P1"><text:s text:c="6"/>&lt;/div&gt;</text:p>
      <text:p text:style-name="P1"><text:s text:c="4"/>&lt;/div&gt;</text:p>
      <text:p text:style-name="P1"><text:s text:c="2"/>);</text:p>
      <text:p text:style-name="P1">}</text:p>
      <text:p text:style-name="P1"/>
      <text:p text:style-name="P1">export default Ap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